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249B000072B400006F9CBCE31C9B.svg"/>
  <manifest:file-entry manifest:media-type="image/png" manifest:full-path="Pictures/10000201000002CD000002B95A8F9A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486cm" svg:x="1cm" svg:y="0.914cm">
          <draw:image xlink:href="Pictures/10000201000002CD000002B95A8F9A8F.png" xlink:type="simple" xlink:show="embed" xlink:actuate="onLoad"/>
          <draw:image xlink:href="Pictures/1000249B000072B400006F9CBCE31C9B.svg" xlink:type="simple" xlink:show="embed" xlink:actuate="onLoad">
            <text:p/>
          </draw:image>
        </draw:frame>
        <draw:custom-shape draw:style-name="gr2" draw:text-style-name="P1" draw:layer="layout" svg:width="8.2cm" svg:height="8.7cm" svg:x="6.9cm" svg:y="19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8.999cm" svg:height="18.486cm" svg:x="1cm" svg:y="0.914cm">
          <draw:image xlink:href="Pictures/10000201000002CD000002B95A8F9A8F.png" xlink:type="simple" xlink:show="embed" xlink:actuate="onLoad"/>
          <draw:image xlink:href="Pictures/1000249B000072B400006F9CBCE31C9B.svg" xlink:type="simple" xlink:show="embed" xlink:actuate="onLoad">
            <text:p/>
          </draw:image>
        </draw:frame>
        <draw:custom-shape draw:style-name="gr2" draw:text-style-name="P1" draw:layer="layout" svg:width="10.1cm" svg:height="7cm" svg:x="6.3cm" svg:y="1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18.999cm" svg:height="18.486cm" svg:x="1cm" svg:y="0.914cm">
          <draw:image xlink:href="Pictures/10000201000002CD000002B95A8F9A8F.png" xlink:type="simple" xlink:show="embed" xlink:actuate="onLoad"/>
          <draw:image xlink:href="Pictures/1000249B000072B400006F9CBCE31C9B.svg" xlink:type="simple" xlink:show="embed" xlink:actuate="onLoad">
            <text:p/>
          </draw:image>
        </draw:frame>
        <draw:custom-shape draw:style-name="gr2" draw:text-style-name="P1" draw:layer="layout" svg:width="10.9cm" svg:height="7.4cm" svg:x="5.45cm" svg:y="20.0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an Callaghan</meta:initial-creator>
    <meta:creation-date>2022-10-25T16:33:39.75</meta:creation-date>
    <meta:printed-by>Allan Callaghan</meta:printed-by>
    <meta:print-date>2022-10-25T16:46:33.96</meta:print-date>
    <dc:date>2022-10-25T16:47:37.51</dc:date>
    <dc:creator>Allan Callaghan</dc:creator>
    <meta:editing-duration>PT13M58S</meta:editing-duration>
    <meta:editing-cycles>1</meta:editing-cycles>
    <meta:document-statistic meta:object-count="6"/>
    <meta:generator>OpenOffice/4.1.13$Win32 OpenOffice.org_project/4113m1$Build-9810</meta:generator>
  </office:meta>
</office:document-meta>
</file>